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ext_20_body">
      <style:text-properties officeooo:rsid="01508b0f" officeooo:paragraph-rsid="013e9ffa"/>
    </style:style>
    <style:style style:name="P8" style:family="paragraph" style:parent-style-name="Text_20_body">
      <style:text-properties officeooo:rsid="01508b0f" officeooo:paragraph-rsid="01405c23"/>
    </style:style>
    <style:style style:name="P9" style:family="paragraph" style:parent-style-name="Text_20_body">
      <style:text-properties officeooo:paragraph-rsid="013e9ffa"/>
    </style:style>
    <style:style style:name="P10" style:family="paragraph" style:parent-style-name="_5f_Code">
      <style:text-properties officeooo:rsid="01508b0f" officeooo:paragraph-rsid="013e9ffa"/>
    </style:style>
    <style:style style:name="P11" style:family="paragraph" style:parent-style-name="_5f_Heading.3">
      <style:text-properties officeooo:rsid="01508b0f" officeooo:paragraph-rsid="013e9ffa"/>
    </style:style>
    <style:style style:name="P12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1508b0f"/>
    </style:style>
    <style:style style:name="T6" style:family="text">
      <style:text-properties officeooo:rsid="0140808d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h text:style-name="P12" text:outline-level="2">tau4com.mbus</text:h>
      <text:p text:style-name="P7">tau4com.mbus ist eine Schicht über tau4.swe<text:span text:style-name="T6">ng</text:span>.PublisherChannel, die eine Entkopplung vornimmt zwischen Publisher und Subscriber.</text:p>
      <text:h text:style-name="P11" text:outline-level="3"><text:bookmark-start text:name="__RefHeading___Toc67406_225037567"/>Interface<text:bookmark-end text:name="__RefHeading___Toc67406_225037567"/></text:h>
      <text:p text:style-name="P9">App-<text:span text:style-name="T5">Code für den Subscriber sieht so aus (Beispiel):</text:span></text:p>
      <text:p text:style-name="P10">mbus.gps.NewReading.RegisterSubscriber( self._mbus_on_new_gps_reading_)</text:p>
      <text:p text:style-name="P8">App-Code des Publishers sieht so aus (Beispiel):</text:p>
      <text:p text:style-name="P10">v = SomeGpsDevice().value()</text:p>
      <text:p text:style-name="P10">mbus.gps.NewReading( v).publish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0"><draw:image xlink:href="Pictures/100000000000079A000001C754529F5E01A39A3C.png" xlink:type="simple" xlink:show="embed" xlink:actuate="onLoad"/></draw:frame><text:chapter text:display="number" text:outline-level="1">1.1</text:chapter><text:tab/><text:chapter text:display="name" text:outline-level="1">tau4com.mbus</text:chapter></text:p>
      </style:header>
      <style:footer>
        <text:p text:style-name="_5f_FooterTextLine.PathName">File: <text:file-name text:display="name-and-extension">_tau4com.odt</text:file-name> <text:span text:style-name="MT1">| </text:span>Ver. <text:span text:style-name="MT2"><text:modification-date style:data-style-name="N10107">2016-10-26.1001</text:modification-date></text:span></text:p>
        <text:p text:style-name="_5f_FooterTextLine.PageNumber"><text:page-number text:select-page="current">1</text:page-number> / <text:page-count>1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projects/tau4/src/py3/dox/_tau4com.odt</text:file-name></text:span><text:span text:style-name="MT3"><text:tab/>Ver. </text:span><text:span text:style-name="MT3"><text:modification-date style:data-style-name="N10107">2016-10-26.1001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0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_tau4com.odt</text:file-name></text:span><text:span text:style-name="MT4"> | </text:span>Ver. <text:span text:style-name="MT2"><text:modification-date style:data-style-name="N10107">2016-10-26.1001</text:modification-date></text:span></text:p>
        <text:p text:style-name="MP4"><text:page-number text:select-page="current">0</text:page-number> / <text:page-count>1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4:33:05.991463251</meta:creation-date>
    <meta:editing-duration>PT2M37S</meta:editing-duration>
    <meta:editing-cycles>5</meta:editing-cycles>
    <meta:generator>LibreOffice/5.2.2.2.0$Linux_X86_64 LibreOffice_project/20m0$Build-2</meta:generator>
    <dc:title>dox4ddg.subdoc</dc:title>
    <meta:initial-creator>Franz Geiger</meta:initial-creator>
    <dc:date>2016-10-26T10:01:13.946134274</dc:date>
    <dc:creator>Franz Geiger</dc:creator>
    <meta:document-statistic meta:table-count="0" meta:image-count="3" meta:object-count="0" meta:page-count="1" meta:paragraph-count="16" meta:word-count="65" meta:character-count="581" meta:non-whitespace-character-count="532"/>
    <meta:user-defined meta:name="DDG">DATEC Datentechnik GmbH</meta:user-defined>
    <meta:user-defined meta:name="DocType">Specification</meta:user-defined>
    <meta:user-defined meta:name="ProjectName">dox4ddg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.subdoc" xlink:href="../../../../../../D.X/Infrastructure/Templates4LO.current/fge.DDG/dox4ddg.subdoc.ott" meta:date="2016-08-07T14:33:05.873809357"/>
  </office:meta>
</office:document-meta>
</file>